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Drill in NCC is mainly meant to develop: a) Physical strength</text:p>
      <text:p text:style-name="Standard">b) Discipline and coordination</text:p>
      <text:p text:style-name="Standard">c) Sports skills</text:p>
      <text:p text:style-name="Standard">d) Weapon training</text:p>
      <text:p text:style-name="Standard">Answer: b</text:p>
      <text:p text:style-name="Standard">2. The command “Savdhan” is used for: a) Stand Easy</text:p>
      <text:p text:style-name="Standard">b) At Ease</text:p>
      <text:p text:style-name="Standard">c) Attention</text:p>
      <text:p text:style-name="Standard">d) Dismiss</text:p>
      <text:p text:style-name="Standard">Answer: c</text:p>
      <text:p text:style-name="Standard">3. The correct position of heels at Attention is: a) Apart</text:p>
      <text:p text:style-name="Standard">b) Together</text:p>
      <text:p text:style-name="Standard">c) One foot ahead</text:p>
      <text:p text:style-name="Standard">d) Any position</text:p>
      <text:p text:style-name="Standard">Answer: b</text:p>
      <text:p text:style-name="Standard">4. The angle between the feet at Attention is: a) 30°</text:p>
      <text:p text:style-name="Standard">b) 45°</text:p>
      <text:p text:style-name="Standard">c) 60°</text:p>
      <text:p text:style-name="Standard">d) 90°</text:p>
      <text:p text:style-name="Standard">Answer: c</text:p>
      <text:p text:style-name="Standard">5. The command “Aram se” indicates: a) Attention</text:p>
      <text:p text:style-name="Standard">b) At Ease</text:p>
      <text:p text:style-name="Standard">c) Stand Easy</text:p>
      <text:p text:style-name="Standard">d) Dismiss</text:p>
      <text:p text:style-name="Standard">Answer: b</text:p>
      <text:p text:style-name="Standard">6. In Quick March, the length of one pace is: a) 60 cm</text:p>
      <text:p text:style-name="Standard">b) 70 cm</text:p>
      <text:p text:style-name="Standard">c) 75 cm</text:p>
      <text:p text:style-name="Standard">d) 90 cm</text:p>
      <text:p text:style-name="Standard">Answer: c</text:p>
      <text:p text:style-name="Standard">7. The number of parts in a drill command is: a) One</text:p>
      <text:p text:style-name="Standard">b) Two</text:p>
      <text:p text:style-name="Standard">c) Three</text:p>
      <text:p text:style-name="Standard">d) Four</text:p>
      <text:p text:style-name="Standard">Answer: b</text:p>
      <text:p text:style-name="Standard">8. Salute is given as a mark of: a) Discipline</text:p>
      <text:p text:style-name="Standard">b) Obedience</text:p>
      <text:p text:style-name="Standard">c) Respect</text:p>
      <text:p text:style-name="Standard">d) Fear</text:p>
      <text:p text:style-name="Standard">Answer: c</text:p>
      <text:p text:style-name="Standard">9. Dressing is done to maintain correct: a) Speed</text:p>
      <text:p text:style-name="Standard">b) Formation</text:p>
      <text:p text:style-name="Standard">c) Alignment</text:p>
      <text:p text:style-name="Standard">d) Distance</text:p>
      <text:p text:style-name="Standard">Answer: c</text:p>
      <text:p text:style-name="Standard">10. The command “Fall In” means: a) To dismiss</text:p>
      <text:p text:style-name="Standard">b) To form up</text:p>
      <text:p text:style-name="Standard">c) To march</text:p>
      <text:p text:style-name="Standard">d) To salute</text:p>
      <text:p text:style-name="Standard"><text:soft-page-break/>Answer: b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5:51:44.442099070</meta:creation-date>
    <dc:date>2026-01-26T15:51:53.393156145</dc:date>
    <meta:editing-duration>PT10S</meta:editing-duration>
    <meta:editing-cycles>1</meta:editing-cycles>
    <meta:document-statistic meta:table-count="0" meta:image-count="0" meta:object-count="0" meta:page-count="2" meta:paragraph-count="50" meta:word-count="202" meta:character-count="946" meta:non-whitespace-character-count="794"/>
    <meta:generator>LibreOffice/25.8.4.2$Linux_X86_64 LibreOffice_project/580$Build-2</meta:generator>
  </office:meta>
</office:document-meta>
</file>